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fo:color="#000000" loext:opacity="100%" officeooo:rsid="001af682" officeooo:paragraph-rsid="001af682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1af682" officeooo:paragraph-rsid="001af682" fo:background-color="transparen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5" style:family="paragraph" style:parent-style-name="Standard">
      <style:text-properties fo:color="#000000" loext:opacity="100%" fo:background-color="transparent"/>
    </style:style>
    <style:style style:name="T1" style:family="text">
      <style:text-properties officeooo:rsid="001af6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 DIE, LE EXIT, QUAND FERMER LA BD</text:p>
      <text:p text:style-name="P4"/>
      <text:p text:style-name="P4"><text:span text:style-name="T1">L</text:span>e exit ou die n a pas sa place <text:span text:style-name="T1">apres le hader </text:span>car header termine le script php automatiquement .</text:p>
      <text:p text:style-name="P3">Par contre, après un header, il faut fermer la BD avec sqli_close.</text:p>
      <text:p text:style-name="P3"/>
      <text:p text:style-name="P3">Exit et Die arrêtent le script php, mais exit accepte un code de statut</text:p>
      <text:p text:style-name="P3"/>
      <text:p text:style-name="P2"><text:span text:style-name="Source_20_Text">/ Terminer le script avec un code de statut 0 pour indiquer une sortie normale</text:span></text:p>
      <text:p text:style-name="Preformatted_20_Text"><text:span text:style-name="Source_20_Text">exit(0);</text:span></text:p>
      <text:p text:style-name="Preformatted_20_Text"/>
      <text:p text:style-name="Preformatted_20_Text"><text:span text:style-name="Source_20_Text">// Terminer le script avec un code de statut 1 pour indiquer une erreur</text:span></text:p>
      <text:p text:style-name="P1"><text:span text:style-name="Source_20_Text">exit(1);</text:span></text:p>
      <text:p text:style-name="P3"><text:line-break/>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5:50:05.223000000</meta:creation-date>
    <dc:date>2023-12-05T15:59:04.811000000</dc:date>
    <meta:editing-duration>PT9M</meta:editing-duration>
    <meta:editing-cycles>1</meta:editing-cycles>
    <meta:document-statistic meta:table-count="0" meta:image-count="0" meta:object-count="0" meta:page-count="1" meta:paragraph-count="9" meta:word-count="85" meta:character-count="435" meta:non-whitespace-character-count="357"/>
    <meta:generator>LibreOffice/7.6.2.1$Windows_X86_64 LibreOffice_project/56f7684011345957bbf33a7ee678afaf4d2ba333</meta:generator>
  </office:meta>
</office:document-meta>
</file>